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2a0" officeooo:paragraph-rsid="0014c2a0"/>
    </style:style>
    <style:style style:name="P2" style:family="paragraph" style:parent-style-name="Standard">
      <style:text-properties fo:font-style="italic" officeooo:rsid="0014c2a0" officeooo:paragraph-rsid="0014c2a0" style:font-style-asian="italic" style:font-style-complex="italic"/>
    </style:style>
    <style:style style:name="P3" style:family="paragraph" style:parent-style-name="Standard">
      <style:text-properties fo:font-style="normal" officeooo:rsid="001635fc" officeooo:paragraph-rsid="0016874c" style:font-style-asian="normal" style:font-style-complex="normal"/>
    </style:style>
    <style:style style:name="P4" style:family="paragraph" style:parent-style-name="Standard">
      <style:text-properties fo:font-style="normal" officeooo:rsid="00176b78" officeooo:paragraph-rsid="00176b78" style:font-style-asian="normal" style:font-style-complex="normal"/>
    </style:style>
    <style:style style:name="P5" style:family="paragraph" style:parent-style-name="Standard">
      <style:text-properties fo:font-style="normal" officeooo:rsid="0018e00f" officeooo:paragraph-rsid="0018e00f" style:font-style-asian="normal" style:font-style-complex="normal"/>
    </style:style>
    <style:style style:name="P6" style:family="paragraph" style:parent-style-name="Standard">
      <style:text-properties fo:font-style="normal" officeooo:rsid="001980af" officeooo:paragraph-rsid="001980af" style:font-style-asian="normal" style:font-style-complex="normal"/>
    </style:style>
    <style:style style:name="P7" style:family="paragraph" style:parent-style-name="Standard">
      <style:text-properties fo:font-style="normal" officeooo:rsid="001c6ef2" officeooo:paragraph-rsid="001c6ef2" style:font-style-asian="normal" style:font-style-complex="normal"/>
    </style:style>
    <style:style style:name="P8" style:family="paragraph" style:parent-style-name="Standard" style:list-style-name="L1">
      <style:text-properties fo:font-style="italic" officeooo:rsid="0014c2a0" officeooo:paragraph-rsid="001635fc" style:font-style-asian="italic" style:font-style-complex="italic"/>
    </style:style>
    <style:style style:name="P9" style:family="paragraph" style:parent-style-name="Standard" style:list-style-name="L1">
      <style:text-properties fo:font-style="italic" officeooo:rsid="0014c2a0" officeooo:paragraph-rsid="0016874c" style:font-style-asian="italic" style:font-style-complex="italic"/>
    </style:style>
    <style:style style:name="P10" style:family="paragraph" style:parent-style-name="Standard" style:list-style-name="L1">
      <style:text-properties fo:font-style="normal" officeooo:rsid="001635fc" officeooo:paragraph-rsid="0016874c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16874c" officeooo:paragraph-rsid="0016874c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176b78" officeooo:paragraph-rsid="00176b78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18e00f" officeooo:paragraph-rsid="0018e00f" style:font-style-asian="normal" style:font-style-complex="normal"/>
    </style:style>
    <style:style style:name="P14" style:family="paragraph" style:parent-style-name="Standard" style:list-style-name="L1">
      <style:text-properties fo:font-style="normal" officeooo:rsid="001980af" officeooo:paragraph-rsid="001980af" style:font-style-asian="normal" style:font-style-complex="normal"/>
    </style:style>
    <style:style style:name="P15" style:family="paragraph" style:parent-style-name="Standard" style:list-style-name="L1">
      <style:text-properties officeooo:rsid="0018e00f" officeooo:paragraph-rsid="0018e00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874c" style:font-style-asian="normal" style:font-style-complex="normal"/>
    </style:style>
    <style:style style:name="T3" style:family="text">
      <style:text-properties fo:font-style="normal" officeooo:rsid="00176b78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line-through-style="solid" style:text-line-through-type="single" fo:font-style="normal" officeooo:rsid="0016874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E</text:p>
      <text:p text:style-name="P1"/>
      <text:p text:style-name="P2">Write-in-a-word <text:span text:style-name="T1">tasks</text:span></text:p>
      <text:list xml:id="list2976613910" text:style-name="L1">
        <text:list-item>
          <text:p text:style-name="P8"><text:span text:style-name="T1">Usually the missing parts are<text:line-break/>preopositions (in, on, etc)<text:line-break/>articles (a, an, then)<text:line-break/>determiners (how much)<text:line-break/>relative pronouns (whose, which)<text:line-break/>auxiliary verbs (have, had, has, were, be, being, …, </text:span><text:span text:style-name="T4">something</text:span><text:span text:style-name="T1"> + modal verbs)<text:line-break/>fixed phrases<text:line-break/></text:span></text:p>
        </text:list-item>
        <text:list-item>
          <text:p text:style-name="P10">I went to Engldand (to eat bad food)<text:line-break/>I went to England so (that) (modal verb)<text:line-break/>I went to England in order to<text:line-break/>I went to england so as to improve my english</text:p>
        </text:list-item>
      </text:list>
      <text:p text:style-name="P3"/>
      <text:list xml:id="list83112495686582" text:continue-numbering="true" text:style-name="L1">
        <text:list-item>
          <text:p text:style-name="P9"><text:span text:style-name="T5">Despite all hedgehogs are able to hibernate</text:span><text:span text:style-name="T2">, … <text:line-break/>Despite THE FACT all hedgehogs are able to hibernate, … <text:line-break/>Despite all hedgehogs BEING able to hibernate, … </text:span><text:span text:style-name="T1"><text:line-break/></text:span></text:p>
        </text:list-item>
        <text:list-item>
          <text:p text:style-name="P11">Phrasal werbs</text:p>
          <text:list>
            <text:list-item>
              <text:p text:style-name="P11">Take in → To také in a hobo</text:p>
            </text:list-item>
            <text:list-item>
              <text:p text:style-name="P11">Take on → Challenge someone, also to hire</text:p>
            </text:list-item>
            <text:list-item>
              <text:p text:style-name="P11">Make out (the meaning) → pochytit</text:p>
            </text:list-item>
            <text:list-item>
              <text:p text:style-name="P11">Bring about (a change) → to implement</text:p>
            </text:list-item>
            <text:list-item>
              <text:p text:style-name="P12">Catch on (quckly)→ To become popular</text:p>
            </text:list-item>
            <text:list-item>
              <text:p text:style-name="P12">Make off → To get away</text:p>
            </text:list-item>
            <text:list-item>
              <text:p text:style-name="P12">Set up → to start a bussiness</text:p>
            </text:list-item>
            <text:list-item>
              <text:p text:style-name="P12">Dead set against (smthing) → Completely against something</text:p>
            </text:list-item>
            <text:list-item>
              <text:p text:style-name="P12">Put off → Procrastinte, or to change my opinion negatively</text:p>
            </text:list-item>
            <text:list-item>
              <text:p text:style-name="P12">get by → To survive</text:p>
            </text:list-item>
          </text:list>
        </text:list-item>
      </text:list>
      <text:p text:style-name="P4"/>
      <text:list xml:id="list83113481802795" text:continue-numbering="true" text:style-name="L1">
        <text:list-item>
          <text:p text:style-name="P12">Apprenticeship → Electrician</text:p>
        </text:list-item>
      </text:list>
      <text:p text:style-name="P4"/>
      <text:list xml:id="list83113482269897" text:continue-numbering="true" text:style-name="L1">
        <text:list-item>
          <text:p text:style-name="P15"><text:span text:style-name="T3">C</text:span><text:span text:style-name="T1">ompletion → Splnění</text:span></text:p>
        </text:list-item>
        <text:list-item>
          <text:p text:style-name="P13">Dismissive about an idea → odmítávý</text:p>
        </text:list-item>
      </text:list>
      <text:p text:style-name="P5"/>
      <text:list xml:id="list83114485379083" text:continue-numbering="true" text:style-name="L1">
        <text:list-item>
          <text:p text:style-name="P14">aCCoMModation<text:line-break/>begiNNing<text:line-break/>profeSSion<text:line-break/>poseSSion<text:line-break/>busineSS<text:line-break/>poSSeSSion</text:p>
        </text:list-item>
      </text:list>
      <text:p text:style-name="P6"/>
      <text:p text:style-name="P6"/>
      <text:p text:style-name="P7">verb + -ing form</text:p>
      <text:p text:style-name="P7">verb + „to form“ -&gt; hope, want need</text:p>
      <text:p text:style-name="P7">verb + „bare infinitive“</text:p>
      <text:p text:style-name="P7">verb + object + infinitive</text:p>
      <text:p text:style-name="P7">verb + object + -ing form -&gt; prevent from (doing)</text:p>
      <text:p text:style-name="P7"/>
      <text:p text:style-name="P7">Frank stopped buying a newspaper x Frank stopped <text:s/>(a car) to buy a newspaper</text:p>
      <text:p text:style-name="P7"/>
      <text:p text:style-name="P7">I regret saying you were wrong X I regret to say you were wrong (/Not hired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2:50:05.748052678</meta:creation-date>
    <dc:date>2018-11-20T08:31:11.773261490</dc:date>
    <meta:editing-duration>PT13M6S</meta:editing-duration>
    <meta:editing-cycles>3</meta:editing-cycles>
    <meta:generator>LibreOffice/6.1.1.2$Linux_X86_64 LibreOffice_project/10$Build-2</meta:generator>
    <meta:document-statistic meta:table-count="0" meta:image-count="0" meta:object-count="0" meta:page-count="1" meta:paragraph-count="27" meta:word-count="267" meta:character-count="1400" meta:non-whitespace-character-count="1172"/>
  </office:meta>
</office:document-meta>
</file>